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e7c34" officeooo:paragraph-rsid="001e7c34"/>
    </style:style>
    <style:style style:name="P2" style:family="paragraph" style:parent-style-name="Standard">
      <style:text-properties fo:language="de" fo:country="DE" officeooo:rsid="0021d428" officeooo:paragraph-rsid="0021d428"/>
    </style:style>
    <style:style style:name="P3" style:family="paragraph" style:parent-style-name="Standard" style:list-style-name="L1">
      <style:text-properties fo:language="de" fo:country="DE" officeooo:rsid="001aebc6" officeooo:paragraph-rsid="001aebc6"/>
    </style:style>
    <style:style style:name="P4" style:family="paragraph" style:parent-style-name="Standard">
      <style:text-properties fo:language="de" fo:country="DE" officeooo:rsid="001aebc6" officeooo:paragraph-rsid="001aebc6"/>
    </style:style>
    <style:style style:name="P5" style:family="paragraph" style:parent-style-name="Standard" style:list-style-name="L1">
      <style:text-properties fo:language="de" fo:country="DE" officeooo:rsid="001ce480" officeooo:paragraph-rsid="001ce480"/>
    </style:style>
    <style:style style:name="P6" style:family="paragraph" style:parent-style-name="Standard" style:list-style-name="L1">
      <style:text-properties fo:language="de" fo:country="DE" officeooo:rsid="001e7c34" officeooo:paragraph-rsid="001e7c34"/>
    </style:style>
    <style:style style:name="P7" style:family="paragraph" style:parent-style-name="Standard">
      <style:text-properties fo:language="de" fo:country="DE" officeooo:rsid="001e7c34" officeooo:paragraph-rsid="001e7c34"/>
    </style:style>
    <style:style style:name="P8" style:family="paragraph" style:parent-style-name="Standard">
      <style:text-properties fo:language="de" fo:country="DE" officeooo:rsid="001e7c34" officeooo:paragraph-rsid="002841b4"/>
    </style:style>
    <style:style style:name="P9" style:family="paragraph" style:parent-style-name="Standard" style:list-style-name="L1">
      <style:text-properties fo:language="de" fo:country="DE" officeooo:rsid="0021d428" officeooo:paragraph-rsid="0021d428"/>
    </style:style>
    <style:style style:name="P10" style:family="paragraph" style:parent-style-name="Standard">
      <style:text-properties fo:language="de" fo:country="DE" officeooo:rsid="001fdaf5" officeooo:paragraph-rsid="001fdaf5"/>
    </style:style>
    <style:style style:name="P11" style:family="paragraph" style:parent-style-name="Standard">
      <style:text-properties fo:language="de" fo:country="DE" officeooo:rsid="001fdaf5" officeooo:paragraph-rsid="002841b4"/>
    </style:style>
    <style:style style:name="P12" style:family="paragraph" style:parent-style-name="Standard">
      <style:text-properties fo:language="de" fo:country="DE" officeooo:rsid="0023eadc" officeooo:paragraph-rsid="0023eadc"/>
    </style:style>
    <style:style style:name="P13" style:family="paragraph" style:parent-style-name="Standard" style:list-style-name="L2">
      <style:text-properties fo:language="de" fo:country="DE" officeooo:rsid="0023eadc" officeooo:paragraph-rsid="0023eadc"/>
    </style:style>
    <style:style style:name="P14" style:family="paragraph" style:parent-style-name="Standard" style:list-style-name="L2">
      <style:text-properties fo:language="de" fo:country="DE" officeooo:rsid="0025cb04" officeooo:paragraph-rsid="0025cb04"/>
    </style:style>
    <style:style style:name="P15" style:family="paragraph" style:parent-style-name="Standard">
      <style:text-properties fo:language="de" fo:country="DE" officeooo:rsid="0025cb04" officeooo:paragraph-rsid="0025cb04"/>
    </style:style>
    <style:style style:name="P16" style:family="paragraph" style:parent-style-name="Standard">
      <style:text-properties fo:language="de" fo:country="DE" officeooo:rsid="0027610c" officeooo:paragraph-rsid="0027610c"/>
    </style:style>
    <style:style style:name="P17" style:family="paragraph" style:parent-style-name="Standard">
      <style:text-properties fo:language="de" fo:country="DE" officeooo:rsid="0027610c" officeooo:paragraph-rsid="002841b4"/>
    </style:style>
    <style:style style:name="P18" style:family="paragraph" style:parent-style-name="Standard">
      <style:text-properties fo:language="de" fo:country="DE" officeooo:rsid="002873b3" officeooo:paragraph-rsid="002873b3"/>
    </style:style>
    <style:style style:name="P19" style:family="paragraph" style:parent-style-name="Standard" style:list-style-name="L2">
      <style:text-properties fo:language="de" fo:country="DE" officeooo:rsid="002873b3" officeooo:paragraph-rsid="002873b3"/>
    </style:style>
    <style:style style:name="P20" style:family="paragraph" style:parent-style-name="Standard" style:list-style-name="L2">
      <style:text-properties fo:language="de" fo:country="DE" officeooo:rsid="0029c4c8" officeooo:paragraph-rsid="0029c4c8"/>
    </style:style>
    <style:style style:name="P21" style:family="paragraph" style:parent-style-name="Standard">
      <style:text-properties fo:language="de" fo:country="DE" officeooo:rsid="0029c4c8" officeooo:paragraph-rsid="0029c4c8"/>
    </style:style>
    <style:style style:name="T1" style:family="text">
      <style:text-properties officeooo:rsid="001e7c34"/>
    </style:style>
    <style:style style:name="T2" style:family="text">
      <style:text-properties officeooo:rsid="002841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udienarbeit – Initialer Termin</text:p>
      <text:p text:style-name="P4"/>
      <text:p text:style-name="P4">Grobe Gliederung:</text:p>
      <text:p text:style-name="P4"/>
      <text:list xml:id="list4135340487" text:style-name="L1">
        <text:list-item>
          <text:p text:style-name="P3">Einleitung</text:p>
        </text:list-item>
        <text:list-item>
          <text:p text:style-name="P5">Grundlagenkapitel/Literaturrecherche</text:p>
          <text:list>
            <text:list-item>
              <text:p text:style-name="P5">Recherche über bekannte Metriken (intensive Recherche)</text:p>
            </text:list-item>
            <text:list-item>
              <text:p text:style-name="P5">Verbreitung der Metriken</text:p>
            </text:list-item>
            <text:list-item>
              <text:p text:style-name="P5">Bewertung der Metriken?</text:p>
            </text:list-item>
            <text:list-item>
              <text:p text:style-name="P5">Ähnlichkeitsbegriff?</text:p>
              <text:list>
                <text:list-item>
                  <text:p text:style-name="P6">Begriffe → Recherche</text:p>
                </text:list-item>
              </text:list>
            </text:list-item>
          </text:list>
        </text:list-item>
        <text:list-item>
          <text:p text:style-name="P5">Implementierung/Vergleich der Metriken</text:p>
          <text:list>
            <text:list-item>
              <text:p text:style-name="P5">Implementierung der Metirken in verschiedenen Graphdatenbanken</text:p>
            </text:list-item>
            <text:list-item>
              <text:p text:style-name="P6">Implementierung von Ähnlichkeit?</text:p>
            </text:list-item>
            <text:list-item>
              <text:p text:style-name="P5">Vergleich der Implementierungen (Nutzen, <text:span text:style-name="T1">Skalierung</text:span>, Performance, Auf Graphen-Arten bezogen, Datenbankenvergleich)</text:p>
            </text:list-item>
            <text:list-item>
              <text:p text:style-name="P6">Ähnlichkeit?</text:p>
            </text:list-item>
          </text:list>
        </text:list-item>
        <text:list-item>
          <text:p text:style-name="P9">Untersuchung von Anwendungsbeispielen (zumindest Erwähnung?)</text:p>
        </text:list-item>
        <text:list-item>
          <text:p text:style-name="P6">Zusammenfassung und Ende</text:p>
        </text:list-item>
      </text:list>
      <text:p text:style-name="P1"/>
      <text:p text:style-name="P12">Mögliche wissenschaftliche Fragen:</text:p>
      <text:list xml:id="list1376554782" text:style-name="L2">
        <text:list-item>
          <text:p text:style-name="P13">Welche Graphmetriken gibt es und welche Verbreitung haben sie?</text:p>
          <text:list>
            <text:list-item>
              <text:p text:style-name="P19">Klassifikation</text:p>
            </text:list-item>
            <text:list-item>
              <text:p text:style-name="P19">„Hersteller“: Mathebiblotheken (Sage, R)</text:p>
            </text:list-item>
            <text:list-item>
              <text:p text:style-name="P19">Zentralitätsmaße</text:p>
            </text:list-item>
          </text:list>
        </text:list-item>
        <text:list-item>
          <text:p text:style-name="P19">Liste an Metriken erstellen</text:p>
        </text:list-item>
        <text:list-item>
          <text:p text:style-name="P14">Wie kann die Ähnlichkeit zwischen zwei Graphen mittels der Metriken ermittelt werden?</text:p>
        </text:list-item>
        <text:list-item>
          <text:p text:style-name="P14">Wie können diese Metriken auf verschiedenen Graphdatenbanken implementiert werden?</text:p>
          <text:list>
            <text:list-item>
              <text:p text:style-name="P20">Teilweise enthalten</text:p>
            </text:list-item>
            <text:list-item>
              <text:p text:style-name="P20">Metriken implementierung → Was ist noch nicht implementiert</text:p>
            </text:list-item>
            <text:list-item>
              <text:p text:style-name="P20">Neo4j</text:p>
            </text:list-item>
          </text:list>
        </text:list-item>
        <text:list-item>
          <text:p text:style-name="P14">Wie sind die einzelnen Metriken zu bewerten?</text:p>
          <text:list>
            <text:list-item>
              <text:p text:style-name="P20">Performance</text:p>
            </text:list-item>
            <text:list-item>
              <text:p text:style-name="P20">Skalierung</text:p>
            </text:list-item>
          </text:list>
        </text:list-item>
        <text:list-item>
          <text:p text:style-name="P14">Wie ist auch die Ähnlichkeitserkennung dann zu implementieren?</text:p>
        </text:list-item>
        <text:list-item>
          <text:p text:style-name="P14">Welche Anwendungsbeispiele gibt es für die Graphenmetriken und Ähnlichkeiten?</text:p>
        </text:list-item>
      </text:list>
      <text:p text:style-name="P15"/>
      <text:p text:style-name="P8">Es gibt ja auch nach Text „Ähnlichkeitsbegriffe“. </text:p>
      <text:p text:style-name="P8"/>
      <text:p text:style-name="P16">Was soll genau das Kapitel <text:span text:style-name="T2">mit der Implementierung enthalten bzw. was ist der Fokus?</text:span></text:p>
      <text:p text:style-name="P16"/>
      <text:p text:style-name="P18">Anwendungsbeispiele?</text:p>
      <text:p text:style-name="P16"/>
      <text:p text:style-name="P17">Möchten Sie ein Exposé?</text:p>
      <text:p text:style-name="P21">Nichts spezielles. Initiale Gliederung. Literatur-Recherche bis Oktober.</text:p>
      <text:p text:style-name="P17"/>
      <text:p text:style-name="P8">Gibt es Literatur, die sie empfehlen können?</text:p>
      <text:p text:style-name="P8"/>
      <text:p text:style-name="P17">Ist es möglich auch in der Praxisphase z.B. Zwischenstände zu schicken?</text:p>
      <text:p text:style-name="P17"/>
      <text:p text:style-name="P11">Im 5. Semester bin ich gut mit Vorlesungen belegt. D.h. die hauptsächliche Arbeit würde ich eher im 6. Semester machen.</text:p>
      <text:p text:style-name="P1"><text:soft-page-break/></text:p>
      <text:p text:style-name="P2">Möglicher Titel:</text:p>
      <text:p text:style-name="P2">Untersuchung, Implementierungen und Bewertung von Graph-Metriken – und Ähnlichkeiten</text:p>
      <text:p text:style-name="P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21:19:26.480987151</meta:creation-date>
    <dc:date>2020-10-07T20:10:28.543143079</dc:date>
    <meta:editing-duration>PT3H5M59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2" meta:paragraph-count="42" meta:word-count="244" meta:character-count="1866" meta:non-whitespace-character-count="1690"/>
  </office:meta>
</office:document-meta>
</file>